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7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8" style:family="paragraph" style:parent-style-name="Standard">
      <style:text-properties fo:font-variant="normal" fo:text-transform="none" fo:color="#333333" style:font-name="Times New Roman" fo:letter-spacing="normal" fo:language="ru" fo:country="RU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variant="normal" fo:text-transform="none" fo:color="#333333" style:font-name="Times New Roman" fo:letter-spacing="normal"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33333" style:font-name="Times New Roman" fo:letter-spacing="normal" fo:language="ru" fo:country="RU" fo:font-style="normal"/>
    </style:style>
    <style:style style:name="T3" style:family="text">
      <style:text-properties fo:font-variant="normal" fo:text-transform="none" fo:color="#333333" style:font-name="Times New Roman" fo:letter-spacing="normal" fo:language="en" fo:country="US" fo:font-style="normal"/>
    </style:style>
    <style:style style:name="T4" style:family="text">
      <style:text-properties fo:font-variant="normal" fo:text-transform="none" fo:color="#333333" style:font-name="Times New Roman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rit move list 0x88</text:p>
      <text:p text:style-name="Standard"/>
      <text:p text:style-name="P4">Устройство списка ходов.</text:p>
      <text:p text:style-name="Standard"/>
      <text:p text:style-name="P2">Шахматная программа написана на языке <text:span text:style-name="T1">java script</text:span></text:p>
      <text:p text:style-name="P2"/>
      <text:p text:style-name="P3">Список ходов.</text:p>
      <text:p text:style-name="P2">Почти из каждой позиции возможно множество ходов. Генератор ходов на входе получает шахматную позицию и на выходе отдает список всевозможных ходов. Этот список избыточен. Это значит, что в нем есть ходы под шах и оставляющие под шахом или открывающие шах. Также есть рокировки через битые поля. Проверка на шах дорогая поэтому мы проверяем после того как сделали ход.</text:p>
      <text:p text:style-name="P2"/>
      <text:p text:style-name="P2">Реализуем список ходов в виде массива <text:span text:style-name="T3"><text:s/>Int32Array</text:span><text:span text:style-name="T4">(260)</text:span><text:span text:style-name="T3">.</text:span></text:p>
      <text:p text:style-name="P2"><text:span text:style-name="T4">Это самый быстрый вариант потому что битовые операции в </text:span><text:span text:style-name="T3">java script </text:span><text:span text:style-name="T4">проводятся для </text:span><text:span text:style-name="T3">Int32.</text:span></text:p>
      <text:p text:style-name="P2"><text:span text:style-name="T4">В массиве целых чисел индексы от 0 до 256 зарезервированы для ходов упакованных в целые <text:s text:c="2"/>числа. По индексам дальше содержаться:</text:span></text:p>
      <text:p text:style-name="P2"><text:span text:style-name="T4">257 - </text:span><text:span text:style-name="T3">piece_color </text:span><text:span text:style-name="T4">- цвет ходящей фигуры 0 -черная, 1- белая.</text:span></text:p>
      <text:p text:style-name="P2"><text:span text:style-name="T4">258 -</text:span><text:span text:style-name="T3"> number_captures_move </text:span><text:span text:style-name="T4">- количество взятий. </text:span></text:p>
      <text:p text:style-name="P2"><text:span text:style-name="T4">258 - </text:span><text:span text:style-name="T3">number_move </text:span><text:span text:style-name="T4">- количество всех записанных ходов.</text:span></text:p>
      <text:p text:style-name="P2"><text:span text:style-name="T4"/></text:p>
      <text:p text:style-name="P2"><text:span text:style-name="T4">Доступ к элементам массива как обычно </text:span><text:span text:style-name="T3">packing_moves[i]</text:span></text:p>
      <text:p text:style-name="P6"/>
      <text:p text:style-name="P7">В целом числе упакована следующая информация:</text:p>
      <text:p text:style-name="P6"/>
      <text:p text:style-name="P7"><text:s text:c="2"/>8 бит для type_move - тип хода. всего 60 разных типов ходов</text:p>
      <text:p text:style-name="P7"><text:s text:c="2"/>8 бит для from - откуда ходит фигура на 128 клеточном поле</text:p>
      <text:p text:style-name="P7"><text:s text:c="2"/>8 бит для to - куда ходит фигура на 128 клеточном поле</text:p>
      <text:p text:style-name="Standard"><text:span text:style-name="T2"><text:s text:c="2"/>8 бит для name_capture_piece - имя взятой фигуры</text:span></text:p>
      <text:p text:style-name="P7"><text:s/></text:p>
      <text:p text:style-name="P8">Упаковываем ход следующим образом:</text:p>
      <text:p text:style-name="P7"/>
      <text:p text:style-name="P7"><text:s text:c="4"/>move = 0;</text:p>
      <text:p text:style-name="P7"/>
      <text:p text:style-name="P7"><text:s text:c="4"/>//name_capture_piece</text:p>
      <text:p text:style-name="P7"><text:s text:c="4"/>move = move | name_capture_piece;</text:p>
      <text:p text:style-name="P7"><text:s text:c="4"/>move = move &lt;&lt; 8;</text:p>
      <text:p text:style-name="P7"/>
      <text:p text:style-name="P7"><text:s text:c="4"/>//to</text:p>
      <text:p text:style-name="P7"><text:s text:c="4"/>move = move | to;</text:p>
      <text:p text:style-name="P7"><text:s text:c="4"/>move = move &lt;&lt; 8;</text:p>
      <text:p text:style-name="P7"/>
      <text:p text:style-name="P7"><text:s text:c="4"/>//from</text:p>
      <text:p text:style-name="P7"><text:s text:c="4"/>move = move | from;</text:p>
      <text:p text:style-name="P7"><text:s text:c="4"/>move = move &lt;&lt; 8;</text:p>
      <text:p text:style-name="P7"/>
      <text:p text:style-name="P7"><text:s text:c="4"/>// type_move</text:p>
      <text:p text:style-name="P7"><text:s text:c="4"/>move = move | type_move;</text:p>
      <text:p text:style-name="P7"/>
      <text:p text:style-name="P7"><text:s text:c="4"/>name_capture_piece <text:s text:c="3"/>to <text:s text:c="15"/>from <text:s text:c="11"/>type_move</text:p>
      <text:p text:style-name="P7"><text:s text:c="4"/>00000000 <text:s text:c="20"/>00000000 <text:s text:c="2"/>00000000 <text:s text:c="2"/>00000000</text:p>
      <text:p text:style-name="P7"><text:s/>и того 32 бита.</text:p>
      <text:p text:style-name="P7"><text:soft-page-break/></text:p>
      <text:p text:style-name="P8">Распаковываем следующим образом:</text:p>
      <text:p text:style-name="P7"/>
      <text:p text:style-name="P7">Тип хода достаем быстрее всего.</text:p>
      <text:p text:style-name="P7"><text:s text:c="3"/>type_move = move &amp; 255</text:p>
      <text:p text:style-name="P7"/>
      <text:p text:style-name="P7"><text:s text:c="3"/>move = move &gt;&gt; 8</text:p>
      <text:p text:style-name="P7"><text:s text:c="3"/>from = move &amp; 255</text:p>
      <text:p text:style-name="P7"/>
      <text:p text:style-name="P7"><text:s text:c="3"/>move = move &gt;&gt; 16;</text:p>
      <text:p text:style-name="P7"><text:s text:c="3"/>to = move &amp; 255</text:p>
      <text:p text:style-name="P7"/>
      <text:p text:style-name="P7"><text:s text:c="4"/>move = move &gt;&gt; 24;</text:p>
      <text:p text:style-name="P7"><text:s text:c="4"/>name_capture_piece = move &amp; 255;</text:p>
      <text:p text:style-name="P7"/>
      <text:p text:style-name="P7">Имя взятой фигуры это:</text:p>
      <text:p text:style-name="P7">0 - нет фигуры</text:p>
      <text:p text:style-name="P7">Белые фигуры: <text:s text:c="2"/>1- пешка, 2-конь, 3-слон, 4-ладья, <text:s/>5-ферзь, <text:s/>6-король</text:p>
      <text:p text:style-name="P7">Черные фигуры: 9- пешка, 10-конь, 11-слон, 12-ладья, 13-ферзь, 14-король</text:p>
      <text:p text:style-name="P7"/>
      <text:p text:style-name="P9">Тип хода. </text:p>
      <text:p text:style-name="P7">Тут я решил закодировать всевозможные ходы. Это добавило много избыточной сложности в код программы. По моему отладка упростилась. Я хотел сделать программу как конечный автомат, что бы она находилась только в заранее определенных состояниях.</text:p>
      <text:p text:style-name="P7"/>
      <text:p text:style-name="P7">const MOVE_NO = 0;// нет хода</text:p>
      <text:p text:style-name="P7">// абсолютный приоритет. пешка берет да еще превращается в фигуру</text:p>
      <text:p text:style-name="P7">// превращение в ферзь</text:p>
      <text:p text:style-name="P7">// взятие пешкой фигуры и превращение в фигуру</text:p>
      <text:p text:style-name="P7">const CAPTURES_PAWN_QUEEN_PROMO_QUEEN = 1;//</text:p>
      <text:p text:style-name="P7">const CAPTURES_PAWN_ROOK_PROMO_QUEEN = 2;// пешка берет ладью и превращается в ферзь</text:p>
      <text:p text:style-name="P7">const CAPTURES_PAWN_BISHOP_PROMO_QUEEN = 3;//</text:p>
      <text:p text:style-name="P7">const CAPTURES_PAWN_KNIGHT_PROMO_QUEEN = 4;//</text:p>
      <text:p text:style-name="P7"/>
      <text:p text:style-name="P7">// взятие с превращением в ладью</text:p>
      <text:p text:style-name="P7">const CAPTURES_PAWN_QUEEN_PROMO_ROOK = 5;//</text:p>
      <text:p text:style-name="P7">const CAPTURES_PAWN_ROOK_PROMO_ROOK = 6;//</text:p>
      <text:p text:style-name="P7">const CAPTURES_PAWN_BISHOP_PROMO_ROOK = 7;//</text:p>
      <text:p text:style-name="P7">const CAPTURES_PAWN_KNIGHT_PROMO_ROOK = 8;//</text:p>
      <text:p text:style-name="P7"/>
      <text:p text:style-name="P7">// взятие с превращением в слона</text:p>
      <text:p text:style-name="P7">const CAPTURES_PAWN_QUEEN_PROMO_BISHOP = 9;//</text:p>
      <text:p text:style-name="P7">const CAPTURES_PAWN_ROOK_PROMO_BISHOP = 10;//</text:p>
      <text:p text:style-name="P7">const CAPTURES_PAWN_BISHOP_PROMO_BISHOP = 11;//</text:p>
      <text:p text:style-name="P7">const CAPTURES_PAWN_KNIGHT_PROMO_BISHOP = 12;//</text:p>
      <text:p text:style-name="P7"/>
      <text:p text:style-name="P7">// взятие с превращением <text:s/>в коня</text:p>
      <text:p text:style-name="P7">const CAPTURES_PAWN_QUEEN_PROMO_KNIGHT = 13;//</text:p>
      <text:p text:style-name="P7">const CAPTURES_PAWN_ROOK_PROMO_KNIGHT = 14;//</text:p>
      <text:p text:style-name="P7">const CAPTURES_PAWN_BISHOP_PROMO_KNIGHT = 15;//</text:p>
      <text:p text:style-name="P7">const CAPTURES_PAWN_KNIGHT_PROMO_KNIGHT = 16;//</text:p>
      <text:p text:style-name="P7"><text:soft-page-break/>// ходы пешки с превращением</text:p>
      <text:p text:style-name="P7">const MOVE_PAWN_PROMO_QUEEN = 17;//</text:p>
      <text:p text:style-name="P7">const MOVE_PAWN_PROMO_ROOK = 18;// </text:p>
      <text:p text:style-name="P7">const MOVE_PAWN_PROMO_BISHOP = 19;//</text:p>
      <text:p text:style-name="P7">const MOVE_PAWN_PROMO_KNIGHT = 20;//</text:p>
      <text:p text:style-name="P7"/>
      <text:p text:style-name="P7">// взятая фигура дороже чем та, что берет</text:p>
      <text:p text:style-name="P7">const CAPTURES_PAWN_QUEEN = 21;// пешка берет ферзь</text:p>
      <text:p text:style-name="P7">const CAPTURES_PAWN_ROOK = 22;//</text:p>
      <text:p text:style-name="P7">const CAPTURES_PAWN_BISHOP = 23;//</text:p>
      <text:p text:style-name="P7">const CAPTURES_PAWN_KNIGHT = 24;//</text:p>
      <text:p text:style-name="P7">const CAPTURES_KNIGHT_QUEEN = 25;//</text:p>
      <text:p text:style-name="P7">const CAPTURES_KNIGHT_ROOK = 26;//</text:p>
      <text:p text:style-name="P7">const CAPTURES_BISHOP_QUEEN = 27;//</text:p>
      <text:p text:style-name="P7">const CAPTURES_BISHOP_ROOK = 28;//</text:p>
      <text:p text:style-name="P7">const CAPTURES_ROOK_QUEEN = 29;//</text:p>
      <text:p text:style-name="P7"/>
      <text:p text:style-name="P7">// фигуры равнозначны</text:p>
      <text:p text:style-name="P7">const CAPTURES_KNIGHT_BISHOP = 30;// <text:s/></text:p>
      <text:p text:style-name="P7">const CAPTURES_KNIGHT_KNIGHT = 31;//</text:p>
      <text:p text:style-name="P7">const CAPTURES_BISHOP_BISHOP = 32;//</text:p>
      <text:p text:style-name="P7">const CAPTURES_BISHOP_KNIGHT = 33;//</text:p>
      <text:p text:style-name="P7">const CAPTURES_ROOK_ROOK = 34;//</text:p>
      <text:p text:style-name="P7">const CAPTURES_QUEEN_QUEEN = 35;//</text:p>
      <text:p text:style-name="P7"/>
      <text:p text:style-name="P7">// взятая фигура дешевле той что берет</text:p>
      <text:p text:style-name="P7">const CAPTURES_ROOK_BISHOP = 36;//</text:p>
      <text:p text:style-name="P7">const CAPTURES_ROOK_KNIGHT = 37;//</text:p>
      <text:p text:style-name="P7">const CAPTURES_QUEEN_ROOK = 38;//</text:p>
      <text:p text:style-name="P7">const CAPTURES_QUEEN_BISHOP = 39;//</text:p>
      <text:p text:style-name="P7">const CAPTURES_QUEEN_KNIGHT = 40;//</text:p>
      <text:p text:style-name="P7"/>
      <text:p text:style-name="P7">// взятия королем</text:p>
      <text:p text:style-name="P7">const CAPTURES_KING_QUEEN = 41;//</text:p>
      <text:p text:style-name="P7">const CAPTURES_KING_ROOK = 42;//</text:p>
      <text:p text:style-name="P7">const CAPTURES_KING_BISHOP = 43;//</text:p>
      <text:p text:style-name="P7">const CAPTURES_KING_KNIGHT = 44;//</text:p>
      <text:p text:style-name="P7"/>
      <text:p text:style-name="P7">// взятия пешек</text:p>
      <text:p text:style-name="P7">const CAPTURES_PAWN_PAWN = 45;//</text:p>
      <text:p text:style-name="P7">const EP_CAPTURES = 46;// взятие на проходе</text:p>
      <text:p text:style-name="P7">const CAPTURES_KNIGHT_PAWN = 47;//</text:p>
      <text:p text:style-name="P7">const CAPTURES_BISHOP_PAWN = 48;//</text:p>
      <text:p text:style-name="P7">const CAPTURES_ROOK_PAWN = 49;//</text:p>
      <text:p text:style-name="P7">const CAPTURES_QUEEN_PAWN = 50;//</text:p>
      <text:p text:style-name="P7">const CAPTURES_KING_PAWN = 51;//</text:p>
      <text:p text:style-name="P7"/>
      <text:p text:style-name="P7"/>
      <text:p text:style-name="P7">const MOVE_QUEEN = 52;// ход ферзем</text:p>
      <text:p text:style-name="P7">const MOVE_ROOK = 53;// ход ладьей</text:p>
      <text:p text:style-name="P7">const MOVE_BISHOP = 54;// ход слоном</text:p>
      <text:p text:style-name="P7">const MOVE_KNIGHT = 55;// ход конем</text:p>
      <text:p text:style-name="P7"><text:soft-page-break/>const MOVE_KING = 56;// простой ход королем</text:p>
      <text:p text:style-name="P7"/>
      <text:p text:style-name="P7">const MOVE_PAWN = 57;// ход пешкой</text:p>
      <text:p text:style-name="P7">const MOVE_DOUBLE_PAWN = 58;// ход пешкой на две клетки</text:p>
      <text:p text:style-name="P7"/>
      <text:p text:style-name="P7">const MOVE_KING_CASTLE = 59;// короткая рокировка</text:p>
      <text:p text:style-name="P7">const MOVE_KING_QUEEN_CASTLE = 60;// длинная рокировка</text:p>
      <text:p text:style-name="P7"/>
      <text:p text:style-name="P7">Тип хода использую для сортировки ходов.</text:p>
      <text:p text:style-name="P7"/>
      <text:p text:style-name="P7">Закодированы все ходы кроме взятия короля. Взятие короля это изначально невозможный ход. Из за этого в функции проверки на шах появилась обработка взятия короля как особого случая. </text:p>
      <text:p text:style-name="P7"/>
      <text:p text:style-name="P7">Ходы закодированы одинаково и для белых и для черных фигур.</text:p>
      <text:p text:style-name="P7"/>
      <text:p text:style-name="P7">Понятно, что есть избыточность. </text:p>
      <text:p text:style-name="P7">В <text:s/>типе хода уже прописан тип взятой фигуры, тем не менее <text:s/>я добавил поле с именем взятой фигуры. Это сделано для скорости что бы не вызывать дополнительно функцию возвращающую тип взятой фигуры по типу хода. А в имени взятой фигуры зашит ее цвет. Он тут не нужен, но нужен в представлении доски откуда взята кодировка фигур.</text:p>
      <text:p text:style-name="P7"/>
      <text:p text:style-name="P7">Можно прописать отдельно для белых и черных фигур но это избыточно и неудобно. Цвет хода все равно придется оставить либо добавлять функцию определяющую цвет фигуры по типу хода, а от этого я ушел даже в случае взятой фигуры.</text:p>
      <text:p text:style-name="P7"/>
      <text:p text:style-name="P7">На данный момент тут добавить или изменить нечего. Тут передается полная информация о хо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31M29S</meta:editing-duration>
    <meta:editing-cycles>198</meta:editing-cycles>
    <meta:generator>OpenOffice/4.1.16$Win32 OpenOffice.org_project/4116m3$Build-9816</meta:generator>
    <dc:date>2026-03-23T11:48:31.69</dc:date>
    <meta:document-statistic meta:table-count="0" meta:image-count="0" meta:object-count="0" meta:page-count="4" meta:paragraph-count="129" meta:word-count="866" meta:character-count="6038"/>
    <meta:user-defined meta:name="Info 1"/>
    <meta:user-defined meta:name="Info 2"/>
    <meta:user-defined meta:name="Info 3"/>
    <meta:user-defined meta:name="Info 4"/>
  </office:meta>
</office:document-meta>
</file>